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6a9ea"/>
    </style:style>
    <style:style style:name="P2" style:family="paragraph" style:parent-style-name="Standard">
      <style:paragraph-properties fo:line-height="150%"/>
      <style:text-properties fo:font-weight="bold" officeooo:paragraph-rsid="0006a9ea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00b695" officeooo:paragraph-rsid="0006a9ea" style:font-weight-asian="bold" style:font-weight-complex="bold"/>
    </style:style>
    <style:style style:name="P4" style:family="paragraph" style:parent-style-name="Standard">
      <style:text-properties fo:font-weight="bold" officeooo:paragraph-rsid="0006a9ea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paragraph-rsid="0006a9ea" style:font-weight-asian="bold"/>
    </style:style>
    <style:style style:name="P6" style:family="paragraph" style:parent-style-name="Standard">
      <style:paragraph-properties fo:line-height="150%"/>
      <style:text-properties officeooo:rsid="0007e5af" officeooo:paragraph-rsid="0007e5af"/>
    </style:style>
    <style:style style:name="P7" style:family="paragraph" style:parent-style-name="Standard">
      <style:paragraph-properties fo:margin-left="0.9846in" fo:margin-right="0in" fo:line-height="150%" fo:text-indent="0.4925in" style:auto-text-indent="false"/>
      <style:text-properties officeooo:paragraph-rsid="0006a9ea"/>
    </style:style>
    <style:style style:name="P8" style:family="paragraph" style:parent-style-name="Standard" style:master-page-name="Standard">
      <style:paragraph-properties style:page-number="auto"/>
      <style:text-properties officeooo:paragraph-rsid="0006a9ea"/>
    </style:style>
    <style:style style:name="P9" style:family="paragraph" style:parent-style-name="Standard" style:list-style-name="WW8Num7">
      <style:paragraph-properties fo:line-height="150%"/>
      <style:text-properties officeooo:paragraph-rsid="0006a9ea"/>
    </style:style>
    <style:style style:name="P10" style:family="paragraph" style:parent-style-name="Standard" style:list-style-name="WW8Num8">
      <style:paragraph-properties fo:line-height="150%"/>
      <style:text-properties officeooo:paragraph-rsid="0006a9ea"/>
    </style:style>
    <style:style style:name="P11" style:family="paragraph" style:parent-style-name="Standard" style:list-style-name="WW8Num9">
      <style:paragraph-properties fo:line-height="150%"/>
      <style:text-properties officeooo:paragraph-rsid="0006a9ea"/>
    </style:style>
    <style:style style:name="P12" style:family="paragraph" style:parent-style-name="Standard" style:list-style-name="WW8Num4">
      <style:paragraph-properties fo:line-height="150%"/>
      <style:text-properties officeooo:paragraph-rsid="0006a9ea"/>
    </style:style>
    <style:style style:name="P13" style:family="paragraph" style:parent-style-name="Standard" style:list-style-name="WW8Num5">
      <style:paragraph-properties fo:line-height="150%"/>
      <style:text-properties officeooo:paragraph-rsid="0006a9ea"/>
    </style:style>
    <style:style style:name="P14" style:family="paragraph" style:parent-style-name="Standard" style:list-style-name="WW8Num6">
      <style:paragraph-properties fo:line-height="150%"/>
      <style:text-properties officeooo:paragraph-rsid="0006a9ea"/>
    </style:style>
    <style:style style:name="P15" style:family="paragraph" style:parent-style-name="Standard" style:list-style-name="WW8Num1">
      <style:paragraph-properties fo:line-height="150%"/>
      <style:text-properties officeooo:paragraph-rsid="0006a9ea"/>
    </style:style>
    <style:style style:name="P16" style:family="paragraph" style:parent-style-name="Standard" style:list-style-name="WW8Num2">
      <style:paragraph-properties fo:line-height="150%"/>
      <style:text-properties officeooo:paragraph-rsid="0006a9ea"/>
    </style:style>
    <style:style style:name="P17" style:family="paragraph" style:parent-style-name="Standard" style:list-style-name="WW8Num3">
      <style:paragraph-properties fo:line-height="150%"/>
      <style:text-properties officeooo:paragraph-rsid="0006a9ea"/>
    </style:style>
    <style:style style:name="P18" style:family="paragraph" style:parent-style-name="Standard">
      <style:paragraph-properties fo:line-height="150%"/>
      <style:text-properties officeooo:paragraph-rsid="0007e5a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b695" style:font-weight-asian="bold" style:font-weight-complex="bold"/>
    </style:style>
    <style:style style:name="T4" style:family="text">
      <style:text-properties fo:font-weight="bold" officeooo:rsid="00013d43" style:font-weight-asian="bold" style:font-weight-complex="bold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13d43" style:font-weight-asian="normal" style:font-weight-complex="normal"/>
    </style:style>
    <style:style style:name="T10" style:family="text">
      <style:text-properties fo:font-weight="normal" officeooo:rsid="0007e5af" style:font-weight-asian="normal" style:font-weight-complex="normal"/>
    </style:style>
    <style:style style:name="T11" style:family="text">
      <style:text-properties officeooo:rsid="00013d43"/>
    </style:style>
    <style:style style:name="T12" style:family="text">
      <style:text-properties style:use-window-font-color="true" style:font-name="Liberation Serif1" fo:font-size="12pt" fo:language="en" fo:country="US" fo:font-weight="normal" officeooo:rsid="00013d43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13" style:family="text">
      <style:text-properties style:text-position="super 58%" fo:font-weight="bold" officeooo:rsid="00013d43" style:font-weight-asian="bold" style:font-weight-complex="bold"/>
    </style:style>
    <style:style style:name="T14" style:family="text">
      <style:text-properties style:font-name-asian="Liberation Serif1" style:font-name-complex="Liberation Serif1"/>
    </style:style>
    <style:style style:name="T15" style:family="text">
      <style:text-properties officeooo:rsid="0007e5af"/>
    </style:style>
    <style:style style:name="T16" style:family="text">
      <style:text-properties officeooo:rsid="0008211e"/>
    </style:style>
    <style:style style:name="T17" style:family="text">
      <style:text-properties officeooo:rsid="0008ca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<text:tab/><text:tab/></text:span><text:span text:style-name="T6">CURRICULUM VITAE</text:span></text:p>
      <text:p text:style-name="P4"/>
      <text:p text:style-name="P4"/>
      <text:p text:style-name="P4">PERSONAL DETAILS</text:p>
      <text:p text:style-name="P4"/>
      <text:p text:style-name="P2">NAME <text:s/><text:tab/><text:tab/><text:tab/></text:p>
      <text:p text:style-name="P2">GENDER <text:tab/> <text:tab/></text:p>
      <text:p text:style-name="P1"><text:span text:style-name="T2">AGE <text:tab/><text:tab/><text:tab/><text:tab/></text:span></text:p>
      <text:p text:style-name="P2">NATIONALLY <text:tab/><text:tab/></text:p>
      <text:p text:style-name="P2">RELIGION <text:tab/><text:tab/><text:tab/></text:p>
      <text:p text:style-name="P2">ID NO <text:tab/><text:tab/><text:tab/></text:p>
      <text:p text:style-name="P2">MARITAL STATUS</text:p>
      <text:p text:style-name="P2"><text:span text:style-name="T17">TELEPHONE</text:span> NO <text:tab/><text:tab/></text:p>
      <text:p text:style-name="P1"><text:span text:style-name="T2">EMAIL <text:tab/><text:tab/></text:span></text:p>
      <text:p text:style-name="P4"/>
      <text:p text:style-name="P4"/>
      <text:p text:style-name="P2"><text:span text:style-name="T17">CAREER</text:span> OBJECTIVES</text:p>
      <text:list xml:id="list2448980285" text:style-name="WW8Num7">
        <text:list-item>
          <text:p text:style-name="P9">To maintain focus and transparency and to be flexible to change learn and prediction of ideas and facts pertaining to place of work and organization.</text:p>
        </text:list-item>
      </text:list>
      <text:list xml:id="list3192895811" text:style-name="WW8Num8">
        <text:list-item>
          <text:p text:style-name="P10">To make sure deadline<text:span text:style-name="T16">s </text:span>are m<text:span text:style-name="T16">et </text:span>as they are needed by organization/company</text:p>
        </text:list-item>
      </text:list>
      <text:list xml:id="list1984869662" text:style-name="WW8Num9">
        <text:list-item>
          <text:p text:style-name="P11">To be a change agent innovator communicator and action oriented based on requirement <text:span text:style-name="T16">of the</text:span> organization.</text:p>
        </text:list-item>
      </text:list>
      <text:p text:style-name="P2">PERSONAL ATTRIBUTE </text:p>
      <text:list xml:id="list3153094670" text:style-name="WW8Num4">
        <text:list-item>
          <text:p text:style-name="P12">Ability to work under minimal supervision and meet deadlines</text:p>
        </text:list-item>
      </text:list>
      <text:list xml:id="list1710300819" text:style-name="WW8Num5">
        <text:list-item>
          <text:p text:style-name="P13">Creative and innovative</text:p>
        </text:list-item>
      </text:list>
      <text:list xml:id="list1282575547" text:style-name="WW8Num6">
        <text:list-item>
          <text:p text:style-name="P14">Team player and good interpersonal relation</text:p>
        </text:list-item>
      </text:list>
      <text:p text:style-name="P1"/>
      <text:p text:style-name="P2">EDUCATION DETAILS</text:p>
      <text:p text:style-name="P1"><text:span text:style-name="T1">2013 -2017<text:tab/></text:span><text:tab/><text:span text:style-name="T1">Maseno University<text:tab/></text:span> </text:p>
      <text:p text:style-name="P7">Degree in Business Administration Procurement option</text:p>
      <text:p text:style-name="P1"><text:span text:style-name="T1">2008 – 2011<text:tab/></text:span><text:tab/><text:span text:style-name="T1">Loreto High School Limuru</text:span></text:p>
      <text:p text:style-name="P1"><text:tab/><text:tab/><text:tab/>Kenya Certificate of Secondary Education</text:p>
      <text:p text:style-name="P7">Mean <text:s/>Grade of B-(Minus).</text:p>
      <text:p text:style-name="P5">2000 – 2007<text:tab/><text:tab/>Light &amp; Salt Academy.</text:p>
      <text:p text:style-name="P1"><text:tab/><text:tab/><text:tab/>Kenya Certificate of <text:s/>Primary <text:s/>Education</text:p>
      <text:p text:style-name="P1"/>
      <text:p text:style-name="P3">WORK EXPERIENCE</text:p>
      <text:p text:style-name="P3"><text:soft-page-break/>Jan 2020 <text:s/>to date ; <text:span text:style-name="T9">C</text:span><text:span text:style-name="T8">asual worker at </text:span><text:span text:style-name="T9">Evelyn's</text:span><text:span text:style-name="T8"> <text:s/>Cake </text:span><text:span text:style-name="T9">Accessory</text:span><text:span text:style-name="T8"> shop</text:span></text:p>
      <text:p text:style-name="P3">June <text:span text:style-name="T11">2019 to Dec 2019 ; </text:span><text:span text:style-name="T9">Worked as a Human Resource manager at Smart Human Capital Limited</text:span></text:p>
      <text:p text:style-name="P1"><text:span text:style-name="T4">Jan 2018 to may 2019 <text:s/>; <text:s/></text:span><text:span text:style-name="T9">Wor</text:span><text:span text:style-name="T12">ked as a sales agent at APL Life Assurance</text:span></text:p>
      <text:p text:style-name="P1"><text:span text:style-name="T4">15</text:span><text:span text:style-name="T13">th</text:span><text:span text:style-name="T4"> May 2017 to 31</text:span><text:span text:style-name="T13">st</text:span><text:span text:style-name="T4"> July 2017 ; <text:s/></text:span><text:span text:style-name="T10">Attached to th County Government of <text:s/>Vihiga,Department of Agriculture,Livestock,Fisheries and Cooperative <text:s text:c="2"/></text:span></text:p>
      <text:p text:style-name="P5">AVAILABILITY</text:p>
      <text:p text:style-name="P1">Available when immediately called upon.</text:p>
      <text:p text:style-name="P2">LANGUAGES</text:p>
      <text:p text:style-name="P1">English and Kiswahili (fluent in spoken and written.)</text:p>
      <text:p text:style-name="P2">HOBBIES</text:p>
      <text:list xml:id="list1150319277" text:style-name="WW8Num1">
        <text:list-item>
          <text:p text:style-name="P15">Reading </text:p>
        </text:list-item>
      </text:list>
      <text:list xml:id="list1745036407" text:style-name="WW8Num2">
        <text:list-item>
          <text:p text:style-name="P16"><text:span text:style-name="T14"><text:s/></text:span>Travelling</text:p>
        </text:list-item>
      </text:list>
      <text:list xml:id="list4151226717" text:style-name="WW8Num3">
        <text:list-item>
          <text:p text:style-name="P17">Research </text:p>
        </text:list-item>
      </text:list>
      <text:p text:style-name="P2"/>
      <text:p text:style-name="P2">REFEREES.</text:p>
      <text:p text:style-name="P1">Mr. Felix Simiyu</text:p>
      <text:p text:style-name="P1">Procurement Officer</text:p>
      <text:p text:style-name="P1"/>
      <text:p text:style-name="P6">Joyce Mwingai</text:p>
      <text:p text:style-name="P18"><text:span text:style-name="T15">Office administrator, </text:span><text:span text:style-name="T9">Smart Human Capital Limi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0:50:54.796066977</meta:creation-date>
    <dc:date>2022-03-19T13:34:08.896117957</dc:date>
    <meta:editing-duration>PT14M2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36" meta:character-count="1550" meta:non-whitespace-character-count="1306"/>
  </office:meta>
</office:document-meta>
</file>